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fo:font-weight="bold" officeooo:rsid="00091094" officeooo:paragraph-rsid="00091094" fo:background-color="transparent" style:font-size-asian="11pt" style:font-weight-asian="bold" style:font-size-complex="11pt" style:font-weight-complex="bold"/>
    </style:style>
    <style:style style:name="P2" style:family="paragraph" style:parent-style-name="Standard">
      <style:text-properties style:font-name="Arial" fo:font-size="11pt" officeooo:rsid="00091094" officeooo:paragraph-rsid="00091094" fo:background-color="transparent" style:font-size-asian="11pt" style:font-size-complex="11pt"/>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text-properties style:font-name="Arial" fo:font-size="11pt" fo:font-weight="bold" officeooo:rsid="00091094" officeooo:paragraph-rsid="00091094" fo:background-color="transparent" style:font-size-asian="11pt" style:font-weight-asian="bold" style:font-size-complex="11pt" style:font-weight-complex="bold"/>
    </style:style>
    <style:style style:name="P5" style:family="paragraph" style:parent-style-name="Text_20_body">
      <style:text-properties style:font-name="Arial" fo:font-size="11pt" officeooo:rsid="00091094" officeooo:paragraph-rsid="00091094" fo:background-color="transparent" style:font-size-asian="11pt" style:font-size-complex="11pt"/>
    </style:style>
    <style:style style:name="P6" style:family="paragraph" style:parent-style-name="Text_20_body">
      <style:text-properties style:font-name="Arial" fo:font-size="11pt" officeooo:rsid="00091094" officeooo:paragraph-rsid="000ac0e0" fo:background-color="transparent" style:font-size-asian="11pt" style:font-size-complex="11pt"/>
    </style:style>
    <style:style style:name="P7" style:family="paragraph" style:parent-style-name="Text_20_body">
      <style:text-properties style:font-name="Arial" fo:font-size="11pt" officeooo:paragraph-rsid="00091094" fo:background-color="transparent" style:font-size-asian="11pt" style:font-size-complex="11pt"/>
    </style:style>
    <style:style style:name="P8" style:family="paragraph" style:parent-style-name="Text_20_body">
      <style:paragraph-properties fo:margin-left="0cm" fo:margin-right="0cm" fo:text-indent="0cm" style:auto-text-indent="false"/>
      <style:text-properties style:font-name="Arial" fo:font-size="11pt" fo:background-color="transparent" style:font-size-asian="11pt" style:font-size-complex="11pt"/>
    </style:style>
    <style:style style:name="T1" style:family="text">
      <style:text-properties officeooo:rsid="00091094"/>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size="11pt" fo:background-color="transparent" loext:char-shading-value="0" style:font-size-asian="11pt" style:font-size-complex="11pt"/>
    </style:style>
    <style:style style:name="T5" style:family="text">
      <style:text-properties style:font-name="Arial" fo:font-size="11pt" fo:background-color="transparent" loext:char-shading-value="0" style:font-size-asian="11pt" style:font-size-complex="11pt"/>
    </style:style>
    <style:style style:name="T6" style:family="text">
      <style:text-properties fo:background-color="#ff972f" loext:char-shading-value="0"/>
    </style:style>
    <style:style style:name="T7" style:family="text">
      <style:text-properties officeooo:rsid="000ac0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11 tasks:</text:p>
      <text:p text:style-name="P2"/>
      <text:p text:style-name="P1">1.</text:p>
      <text:p text:style-name="P7"><text:span text:style-name="T1">I would like you to create a div and animate the div in square shape which moves from the left to right, down, to the left and back up to the starting point. feel free to use any CSS property to accomplish this task.</text:span></text:p>
      <text:p text:style-name="P7"/>
      <text:p text:style-name="P4">2.</text:p>
      <text:p text:style-name="P6">I would like you to research the CSS Transform property to see how this can be utilised to effect your element.</text:p>
      <text:p text:style-name="P6"><text:line-break/>Take a look at the different Transform options available to you, both 2D and 3D. <text:line-break/>Once you are comfortable with the transform property I would like you to experiment with some Animations and Transitions in order to familiarise yourself with how they work. </text:p>
      <text:p text:style-name="P3"><text:a xlink:type="simple" xlink:href="https://www.w3schools.com/css/css3_2dtransforms.asp" office:target-frame-name="_blank" xlink:show="new" text:style-name="Internet_20_link" text:visited-style-name="Visited_20_Internet_20_Link"><text:span text:style-name="T5">https://www.w3schools.com/css/css3_2dtransforms.asp</text:span></text:a><text:span text:style-name="T5"> </text:span></text:p>
      <text:p text:style-name="P8">CSS 2D Transforms </text:p>
      <text:p text:style-name="P8">W3Schools offers free online tutorials, references and exercises in all the major languages of the web. Covering popular subjects like HTML, CSS, JavaScript, Python, SQL, Java, and many, many more. </text:p>
      <text:p text:style-name="P3"><text:a xlink:type="simple" xlink:href="https://www.freecodecamp.org/news/complete-guide-to-css-transform-functions-and-properties/" office:target-frame-name="_blank" xlink:show="new" text:style-name="Internet_20_link" text:visited-style-name="Visited_20_Internet_20_Link"><text:span text:style-name="T5">https://www.freecodecamp.org/news/complete-guide-to-css-transform-functions-and-properties/</text:span></text:a><text:span text:style-name="T5"> </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8:07:21.900000000</meta:creation-date>
    <dc:date>2024-01-23T18:09:16.705000000</dc:date>
    <meta:editing-duration>PT1M54S</meta:editing-duration>
    <meta:editing-cycles>2</meta:editing-cycles>
    <meta:generator>LibreOffice/7.6.4.1$Windows_X86_64 LibreOffice_project/e19e193f88cd6c0525a17fb7a176ed8e6a3e2aa1</meta:generator>
    <meta:document-statistic meta:table-count="0" meta:image-count="0" meta:object-count="0" meta:page-count="1" meta:paragraph-count="10" meta:word-count="148" meta:character-count="961" meta:non-whitespace-character-count="816"/>
  </office:meta>
</office:document-meta>
</file>